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Title" style:master-page-name="MP0" style:family="paragraph">
      <style:paragraph-properties fo:break-before="page"/>
    </style:style>
    <style:style style:name="P2" style:parent-style-name="Normal" style:family="paragraph">
      <style:paragraph-properties fo:text-align="end"/>
    </style:style>
    <style:style style:name="P3" style:parent-style-name="Heading2" style:list-style-name="LFO1" style:family="paragraph"/>
    <style:style style:name="P4" style:parent-style-name="Normal" style:family="paragraph">
      <style:paragraph-properties fo:margin-left="0.5in">
        <style:tab-stops/>
      </style:paragraph-properties>
    </style:style>
    <style:style style:name="P5" style:parent-style-name="Normal" style:family="paragraph">
      <style:paragraph-properties fo:margin-left="0.5in">
        <style:tab-stops/>
      </style:paragraph-properties>
    </style:style>
    <style:style style:name="P6" style:parent-style-name="Normal" style:family="paragraph">
      <style:paragraph-properties fo:margin-left="0.5in">
        <style:tab-stops/>
      </style:paragraph-properties>
    </style:style>
    <style:style style:name="P7" style:parent-style-name="Normal" style:family="paragraph">
      <style:paragraph-properties fo:margin-left="0.5in">
        <style:tab-stops/>
      </style:paragraph-properties>
    </style:style>
    <style:style style:name="P8" style:parent-style-name="Normal" style:family="paragraph">
      <style:paragraph-properties fo:margin-left="0.5in">
        <style:tab-stops/>
      </style:paragraph-properties>
    </style:style>
    <style:style style:name="P9" style:parent-style-name="Normal" style:family="paragraph">
      <style:paragraph-properties fo:margin-left="0.5in">
        <style:tab-stops/>
      </style:paragraph-properties>
    </style:style>
    <style:style style:name="P10" style:parent-style-name="Normal" style:family="paragraph">
      <style:paragraph-properties fo:margin-left="0.5in">
        <style:tab-stops/>
      </style:paragraph-properties>
    </style:style>
    <style:style style:name="P11" style:parent-style-name="Heading2" style:list-style-name="LFO1" style:family="paragraph"/>
    <style:style style:name="P12" style:parent-style-name="Normal" style:family="paragraph">
      <style:paragraph-properties fo:margin-left="0.5in">
        <style:tab-stops/>
      </style:paragraph-properties>
    </style:style>
    <style:style style:name="P13" style:parent-style-name="Normal" style:family="paragraph">
      <style:paragraph-properties fo:margin-left="0.5in">
        <style:tab-stops/>
      </style:paragraph-properties>
    </style:style>
    <style:style style:name="P14" style:parent-style-name="Normal" style:family="paragraph">
      <style:paragraph-properties fo:margin-left="0.5in">
        <style:tab-stops/>
      </style:paragraph-properties>
    </style:style>
    <style:style style:name="P15" style:parent-style-name="Heading2" style:list-style-name="LFO1" style:family="paragraph"/>
    <style:style style:name="P16" style:parent-style-name="Normal" style:family="paragraph">
      <style:paragraph-properties fo:margin-left="0.5in">
        <style:tab-stops/>
      </style:paragraph-properties>
    </style:style>
    <style:style style:name="P17" style:parent-style-name="Normal" style:family="paragraph">
      <style:paragraph-properties fo:margin-left="0.5in">
        <style:tab-stops/>
      </style:paragraph-properties>
    </style:style>
    <style:style style:name="P18" style:parent-style-name="Normal" style:family="paragraph">
      <style:paragraph-properties fo:margin-left="0.5in">
        <style:tab-stops/>
      </style:paragraph-properties>
    </style:style>
    <style:style style:name="P19" style:parent-style-name="Normal" style:family="paragraph">
      <style:paragraph-properties fo:margin-left="0.5in">
        <style:tab-stops/>
      </style:paragraph-properties>
    </style:style>
    <style:style style:name="P20" style:parent-style-name="Heading2" style:list-style-name="LFO1" style:family="paragraph"/>
    <style:style style:name="P21" style:parent-style-name="Normal" style:family="paragraph">
      <style:paragraph-properties fo:margin-left="0.5in">
        <style:tab-stops/>
      </style:paragraph-properties>
    </style:style>
    <style:style style:name="P22" style:parent-style-name="Normal" style:family="paragraph">
      <style:paragraph-properties fo:margin-left="0.5in">
        <style:tab-stops/>
      </style:paragraph-properties>
    </style:style>
    <style:style style:name="P23" style:parent-style-name="Normal" style:family="paragraph">
      <style:paragraph-properties fo:margin-left="0.5in">
        <style:tab-stops/>
      </style:paragraph-properties>
    </style:style>
    <style:style style:name="P24" style:parent-style-name="Normal" style:family="paragraph">
      <style:paragraph-properties fo:margin-left="0.5in">
        <style:tab-stops/>
      </style:paragraph-properties>
    </style:style>
    <style:style style:name="P25" style:parent-style-name="Heading2" style:list-style-name="LFO1" style:family="paragraph"/>
    <style:style style:name="P26" style:parent-style-name="Normal" style:family="paragraph">
      <style:paragraph-properties fo:margin-left="0.5in">
        <style:tab-stops/>
      </style:paragraph-properties>
    </style:style>
    <style:style style:name="P27" style:parent-style-name="Normal" style:family="paragraph">
      <style:paragraph-properties fo:margin-left="0.5in">
        <style:tab-stops/>
      </style:paragraph-properties>
    </style:style>
    <style:style style:name="P28" style:parent-style-name="Normal" style:family="paragraph">
      <style:paragraph-properties fo:margin-left="0.5in">
        <style:tab-stops/>
      </style:paragraph-properties>
    </style:style>
    <style:style style:name="P29" style:parent-style-name="Heading2" style:list-style-name="LFO1" style:family="paragraph"/>
    <style:style style:name="P30" style:parent-style-name="Normal" style:family="paragraph">
      <style:paragraph-properties fo:margin-left="0.5in">
        <style:tab-stops/>
      </style:paragraph-properties>
    </style:style>
    <style:style style:name="P31" style:parent-style-name="Normal" style:family="paragraph">
      <style:paragraph-properties fo:margin-left="0.5in">
        <style:tab-stops/>
      </style:paragraph-properties>
    </style:style>
  </office:automatic-styles>
  <office:body>
    <office:text text:use-soft-page-breaks="true">
      <text:p text:style-name="P1">Sleigh Dash</text:p>
      <text:p text:style-name="P2">H. Jones &amp; S. Dunworth</text:p>
      <text:h text:style-name="Heading1" text:outline-level="1">Project Concept</text:h>
      <text:list text:style-name="LFO1" text:continue-numbering="true">
        <text:list-item>
          <text:p text:style-name="P3">Player Control</text:p>
        </text:list-item>
      </text:list>
      <text:p text:style-name="P4">You control: Santa on his sleigh with reindeer in this<text:s/></text:p>
      <text:p text:style-name="P5">In this: Side – Scrolling game</text:p>
      <text:p text:style-name="P6">Where: the up and down arrow keys</text:p>
      <text:p text:style-name="P7">Make the player: move vertically on the<text:s/>screen</text:p>
      <text:p text:style-name="P8">Where: the space key</text:p>
      <text:p text:style-name="P9">Make the player: drop a present</text:p>
      <text:p text:style-name="P10"/>
      <text:list text:style-name="LFO1" text:continue-numbering="true">
        <text:list-item>
          <text:p text:style-name="P11">Basic Gameplay</text:p>
        </text:list-item>
      </text:list>
      <text:p text:style-name="P12">During the game: children appear on the floor of the game and obstacles will appear from the sky all coming in from the side of the screen</text:p>
      <text:p text:style-name="P13">Goal: delivery presents to children getting points and avoid obstacles<text:s/></text:p>
      <text:p text:style-name="P14"/>
      <text:list text:style-name="LFO1" text:continue-numbering="true">
        <text:list-item>
          <text:p text:style-name="P15">Sounds &amp; Effects</text:p>
        </text:list-item>
      </text:list>
      <text:p text:style-name="P16">There will be sound effects: when a present is dropped and when a reindeer hits an obstacle</text:p>
      <text:p text:style-name="P17">Particle effects: occur when a child receives a present and when obstacle is hit</text:p>
      <text:p text:style-name="P18">Animation effects: occur when a<text:s/>child receives a present</text:p>
      <text:p text:style-name="P19">There will also be: festive music played in the background</text:p>
      <text:p text:style-name="Normal"/>
      <text:list text:style-name="LFO1" text:continue-numbering="true">
        <text:list-item>
          <text:p text:style-name="P20">Gameplay Mechanics</text:p>
        </text:list-item>
      </text:list>
      <text:p text:style-name="P21">As the game progresses: more obstacles appear<text:s/></text:p>
      <text:p text:style-name="P22">Making it: more challenging to either dodge obstacles or delivery presents</text:p>
      <text:p text:style-name="P23">Points for: delivering presents, and finishing with all reindeer</text:p>
      <text:p text:style-name="P24">Game Over: when no reindeer left Santa cant fly so cant delivery presents</text:p>
      <text:p text:style-name="Normal"/>
      <text:p text:style-name="Normal"/>
      <text:soft-page-break/>
      <text:list text:style-name="LFO1" text:continue-numbering="true">
        <text:list-item>
          <text:p text:style-name="P25">Object Spawning</text:p>
        </text:list-item>
      </text:list>
      <text:p text:style-name="P26">The game will stop when the timer runs out.</text:p>
      <text:p text:style-name="P27">The title will appear before and after the game starts and ends</text:p>
      <text:p text:style-name="P28"/>
      <text:list text:style-name="LFO1" text:continue-numbering="true">
        <text:list-item>
          <text:p text:style-name="P29">Other Features</text:p>
        </text:list-item>
      </text:list>
      <text:p text:style-name="P30">As the reindeers collide with objects the reindeers disappear. Once all are gone gameplay will stop.</text:p>
      <text:p text:style-name="Normal"/>
      <text:p text:style-name="P3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5in">
        <style:background-fill draw:fill="solid"/>
      </style:paragraph-properties>
      <style:text-properties style:font-name="Aptos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IE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777in" fo:margin-bottom="0.0277in" fo:line-height="100%"/>
      <style:text-properties style:font-name="Aptos Display" fo:color="#0A2F41" fo:font-size="18pt" style:font-size-asian="18pt" style:font-size-complex="18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 fo:margin-bottom="0in" fo:line-height="100%"/>
      <style:text-properties style:font-name="Aptos Display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0277in" fo:margin-bottom="0in" fo:line-height="100%"/>
      <style:text-properties style:font-name="Aptos Display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277in" fo:margin-bottom="0in"/>
      <style:text-properties style:font-name="Aptos Display" fo:color="#0F4761" fo:font-size="12pt" style:font-size-asian="12pt" style:font-size-complex="12pt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277in" fo:margin-bottom="0in"/>
      <style:text-properties style:font-name="Aptos Display" fo:text-transform="uppercase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="Aptos Display" fo:font-style="italic" style:font-style-asian="italic" style:font-style-complex="italic" fo:text-transform="uppercase" fo:color="#0A2F41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="Aptos Display" fo:font-weight="bold" style:font-weight-asian="bold" style:font-weight-complex="bold" fo:color="#0A2F41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top="0.0277in" fo:margin-bottom="0in"/>
      <style:text-properties style:font-name="Aptos Display" fo:font-weight="bold" style:font-weight-asian="bold" style:font-weight-complex="bold" fo:font-style="italic" style:font-style-asian="italic" style:font-style-complex="italic" fo:color="#0A2F41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top="0.0277in" fo:margin-bottom="0in"/>
      <style:text-properties style:font-name="Aptos Display" fo:font-style="italic" style:font-style-asian="italic" style:font-style-complex="italic" fo:color="#0A2F41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A2F41" fo:font-size="18pt" style:font-size-asian="18pt" style:font-size-complex="18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="Aptos Display"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="Aptos Display" style:font-name-asian="Times New Roman" style:font-name-complex="Times New Roman" fo:color="#0F4761" fo:font-size="12pt" style:font-size-asian="12pt" style:font-size-complex="12pt"/>
    </style:style>
    <style:style style:name="Heading5Char" style:display-name="Heading 5 Char" style:family="text" style:parent-style-name="DefaultParagraphFont">
      <style:text-properties style:font-name="Aptos Display" style:font-name-asian="Times New Roman" style:font-name-complex="Times New Roman" fo:text-transform="uppercase" fo:color="#0F4761"/>
    </style:style>
    <style:style style:name="Heading6Char" style:display-name="Heading 6 Char" style:family="text" style:parent-style-name="DefaultParagraphFont">
      <style:text-properties style:font-name="Aptos Display" style:font-name-asian="Times New Roman" style:font-name-complex="Times New Roman" fo:font-style="italic" style:font-style-asian="italic" style:font-style-complex="italic" fo:text-transform="uppercase" fo:color="#0A2F41"/>
    </style:style>
    <style:style style:name="Heading7Char" style:display-name="Heading 7 Char" style:family="text" style:parent-style-name="DefaultParagraphFont">
      <style:text-properties style:font-name="Aptos Display" style:font-name-asian="Times New Roman" style:font-name-complex="Times New Roman" fo:font-weight="bold" style:font-weight-asian="bold" style:font-weight-complex="bold" fo:color="#0A2F41"/>
    </style:style>
    <style:style style:name="Heading8Char" style:display-name="Heading 8 Char" style:family="text" style:parent-style-name="DefaultParagraphFont">
      <style:text-properties style:font-name="Aptos Display" style:font-name-asian="Times New Roman" style:font-name-complex="Times New Roman" fo:font-weight="bold" style:font-weight-asian="bold" style:font-weight-complex="bold" fo:font-style="italic" style:font-style-asian="italic" style:font-style-complex="italic" fo:color="#0A2F41"/>
    </style:style>
    <style:style style:name="Heading9Char" style:display-name="Heading 9 Char" style:family="text" style:parent-style-name="DefaultParagraphFont">
      <style:text-properties style:font-name="Aptos Display" style:font-name-asian="Times New Roman" style:font-name-complex="Times New Roman" fo:font-style="italic" style:font-style-asian="italic" style:font-style-complex="italic" fo:color="#0A2F41"/>
    </style:style>
    <style:style style:name="Title" style:display-name="Title" style:family="paragraph" style:parent-style-name="Normal" style:next-style-name="Normal">
      <style:paragraph-properties style:contextual-spacing="true" fo:margin-bottom="0in" fo:line-height="85%"/>
      <style:text-properties style:font-name="Aptos Display" fo:text-transform="uppercase" fo:color="#0E2841" fo:letter-spacing="-0.0104in" fo:font-size="36pt" style:font-size-asian="36pt" style:font-size-complex="36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text-transform="uppercase" fo:color="#0E2841" fo:letter-spacing="-0.0104in" fo:font-size="36pt" style:font-size-asian="36pt" style:font-size-complex="36pt"/>
    </style:style>
    <style:style style:name="Subtitle" style:display-name="Subtitle" style:family="paragraph" style:parent-style-name="Normal" style:next-style-name="Normal">
      <style:paragraph-properties fo:margin-bottom="0.1666in" fo:line-height="100%"/>
      <style:text-properties style:font-name="Aptos Display" fo:color="#156082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="Aptos Display" style:font-name-asian="Times New Roman" style:font-name-complex="Times New Roman" fo:color="#156082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margin-top="0.0833in" fo:margin-bottom="0.0833in" fo:margin-left="0.5in">
        <style:tab-stops/>
      </style:paragraph-properties>
      <style:text-properties fo:color="#0E2841" fo:font-size="12pt" style:font-size-asian="12pt" style:font-size-complex="12pt" fo:hyphenate="false"/>
    </style:style>
    <style:style style:name="QuoteChar" style:display-name="Quote Char" style:family="text" style:parent-style-name="DefaultParagraphFont">
      <style:text-properties fo:color="#0E2841" fo:font-size="12pt" style:font-size-asian="12pt" style:font-size-complex="12pt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weight="bold" style:font-weight-asian="bold" style:font-weight-complex="bold" fo:font-style="italic" style:font-style-asian="italic" style:font-style-complex="italic"/>
    </style:style>
    <style:style style:name="IntenseQuote" style:display-name="Intense Quote" style:family="paragraph" style:parent-style-name="Normal" style:next-style-name="Normal">
      <style:paragraph-properties fo:text-align="center" fo:margin-top="0.0694in" fo:margin-bottom="0.1666in" fo:line-height="100%" fo:margin-left="0.5in">
        <style:tab-stops/>
      </style:paragraph-properties>
      <style:text-properties style:font-name="Aptos Display" fo:color="#0E2841" fo:letter-spacing="-0.0041in" fo:font-size="16pt" style:font-size-asian="16pt" style:font-size-complex="16pt" fo:hyphenate="false"/>
    </style:style>
    <style:style style:name="IntenseQuoteChar" style:display-name="Intense Quote Char" style:family="text" style:parent-style-name="DefaultParagraphFont">
      <style:text-properties style:font-name="Aptos Display" style:font-name-asian="Times New Roman" style:font-name-complex="Times New Roman" fo:color="#0E2841" fo:letter-spacing="-0.0041in" fo:font-size="16pt" style:font-size-asian="16pt" style:font-size-complex="16pt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E2841" style:text-underline-type="single" style:text-underline-style="solid" style:text-underline-width="auto" style:text-underline-mode="continuous" style:text-underline-color="font-color"/>
    </style:style>
    <style:style style:name="Caption" style:display-name="Caption" style:family="paragraph" style:parent-style-name="Normal" style:next-style-name="Normal">
      <style:paragraph-properties fo:line-height="100%"/>
      <style:text-properties fo:font-weight="bold" style:font-weight-asian="bold" style:font-weight-complex="bold" fo:font-variant="small-caps" fo:color="#0E2841" fo:hyphenate="false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Emphasis" style:display-name="Emphasis" style:family="text" style:parent-style-name="DefaultParagraphFont">
      <style:text-properties fo:font-style="italic" style:font-style-asian="italic" style:font-style-complex="italic"/>
    </style:style>
    <style:style style:name="NoSpacing" style:display-name="No Spacing" style:family="paragraph">
      <style:paragraph-properties fo:margin-bottom="0in" fo:line-height="100%"/>
      <style:text-properties fo:hyphenate="false"/>
    </style:style>
    <style:style style:name="SubtleEmphasis" style:display-name="Subtle Emphasis" style:family="text" style:parent-style-name="DefaultParagraphFont">
      <style:text-properties fo:font-style="italic" style:font-style-asian="italic" style:font-style-complex="italic" fo:color="#595959"/>
    </style:style>
    <style:style style:name="SubtleReference" style:display-name="Subtle Reference" style:family="text" style:parent-style-name="DefaultParagraphFont">
      <style:text-properties fo:font-variant="small-caps" fo:color="#595959" style:text-underline-type="none" style:text-underline-color="#7F7F7F"/>
    </style:style>
    <style:style style:name="BookTitle" style:display-name="Book Title" style:family="text" style:parent-style-name="DefaultParagraphFont">
      <style:text-properties fo:font-weight="bold" style:font-weight-asian="bold" style:font-weight-complex="bold" fo:font-variant="small-caps" fo:letter-spacing="0.0069in"/>
    </style:style>
    <style:style style:name="TOCHeading" style:display-name="TOC Heading" style:family="paragraph" style:parent-style-name="Heading1" style:next-style-name="Normal" style:default-outline-level="1"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Sophie Dunworth</meta:initial-creator>
    <dc:creator>B00165974 Sophie Dunworth</dc:creator>
    <meta:creation-date>2024-10-29T15:08:00Z</meta:creation-date>
    <dc:date>2024-10-29T16:51:00Z</dc:date>
    <meta:template xlink:href="Normal" xlink:type="simple"/>
    <meta:editing-cycles>2</meta:editing-cycles>
    <meta:editing-duration>PT3180S</meta:editing-duration>
    <meta:document-statistic meta:page-count="2" meta:paragraph-count="2" meta:word-count="201" meta:character-count="1345" meta:row-count="9" meta:non-whitespace-character-count="1146"/>
  </office:meta>
</office:document-meta>
</file>